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　熾天宮から離れ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来たね～！　待って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・・・！　それも、かなり高位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を攻撃して、いったい何をするつもり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攻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たしが熾天宮を攻撃しなきゃ
なら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なんかそんな情報だ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白カラットの前にある門は、魔を身に宿した
　者の進入を拒む力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彼女は、それを破壊して熾天宮内に入ろうと
　してい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　さっきから門はぶっ叩いてるけど、
別に熾天宮そのものを壊そうなんて
思ってな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けっきょく熾天宮に何の用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ホラ、あたしってばもう魔力関係の
研究はだいたい目標達成しちゃったから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次のステップに進もうかな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関係の・・・次のステップ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を狙う理由・・・まさ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もう、『熾力』しかな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魔力だけでなく、熾力も身につけようと
言う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欲張りさん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こと・・・させるわけにはいかない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魔力と熾力を一つの身に併せ持つ
ことなど可能な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ね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と熾は相対するベクトルの力だから、まあ
普通に考えれば無理さ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それを可能にする方法を見つけるのが
研究者っても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てることは良いことだけど、やろうとしてる
ことはぜんぜん良く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にかく、この門が破壊されたら熾天宮への
　侵攻を許してしま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としてでも食い止めなければ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強そうだけど、相手は一人なんだから
勝てる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まだ相手が一人だとは限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は青カラットと協力している。　どこかに
青カラット達を潜ませているかもしれない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？　ああ、それは無い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研究が完成した今、もうあの娘たちの
力を借りる必要なんてない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かわいそうだけど、あの2人ならさっき
ねじ伏せて来ちゃっ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すって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を相手にして、楽勝だっ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・・・つ・・・強すぎ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な～？　魔界にはもっと厄介な種族とか
いるって聞いた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わけでさ！　あたしに抗っても
無駄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く・・・っ、なんということ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干渉剤はまだな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となっては、こむの言うとおり干渉剤の
到着が頼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っと会話をつないで時間稼ぎをする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話題、話題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白カラットさ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今日は実にいい天気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気の話なんかして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え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いしいごはんは好き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なに？　急に天気やごはんの話なんか
し出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農業にでも誘ってる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農業・・・うん、ま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農業って一種の科学だよね！？　そ、そんな
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キミなかなか見どころあ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最近、大陸東部に視察に行った時
まさに思ったことなんだよね～、そ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ぜかつなが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種や苗を植えるための土壌は、科学で言う
ところ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、ともっちナイス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ｧ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後はこの話題をできるだけ引き伸ば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脱線しちゃ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んなわけで、キミたちについても
もう手伝ってもらうこともないだろう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んだけど、ちゃっちゃとやられちゃって
くれる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会話って難しい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、こうなったら、もう応戦するしか
なさそう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るだけやってみよ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考えてるのか知らないけど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さらどんなことしたって無駄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ええ・・・つよ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に力の差があ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いヨー！！　援護ポジションなのに
ダメージ来るなんて聞いて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てこと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！　これで分かってくれた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ここには、あたしの研究を邪魔できる
人間なんていない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甘く見て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、仕切り直さないと危険すぎ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よ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、一時退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逃がすわけにはいかない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ミたちは熾力を持つ者として、唯一あたしに
抗う恐れを秘めてい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もこの場で叩きのめしておかないと
後が怖い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・・・万事休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これ・・・注射針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お待たせしてすみ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・・・この注射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瘴魔状態をコントロールして魔力を
手に入れるための研究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なわち“スペルエンチャンター”を極秘で
開発していることは知っ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私がその対策として開発した薬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間に合ったの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形勢逆転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～、これは誤算だっ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ルミィ、その素晴らしい能力をあたしに
貸す気は無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断り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科学は、私利私欲の延長上にしか
存在していません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お堅いね～。　ま、そう言うと
思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白カラットは、ただの人な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捕まえるならチャンス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総攻撃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、そう慌てなさん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失ったのは不測の事態だけど、いざと
言う時のために、あたしには色々備えが
ある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ば、月並み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、出～～～っ！！
敵逃時約束、目眩道具使奴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
「今回はあきらめるけど、次の襲撃を
　お楽しみに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
「ばいば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あ、残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遠くへは行ってないはずです！
追いかけ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やめた方がい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ゆえ？　チャンスなの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に注入した干渉剤は、間に合わせで
作った未完成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30分程度で切れ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彼女を捕まえて拘束できたとしても、
すぐに力を取り戻してしまうので、大変危険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仕方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ルミィさんのおかげで助か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マジで危ないとこ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未完成とは言え、あの干渉剤が無ければ
ここで敗れ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できることをしたまで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白カラットを完全に無力化するためにも
引き続き干渉剤の製作に戻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今後の白カラット対策は君の腕にかかって
　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どうか、よろしく頼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"We're relying on your assistanc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りあえず急場はしのげたので、私は城へ
　戻り姫に報告しようと思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はどうす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どうすべき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よろし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干渉剤に併せてもう一つ、製作を
考えている物がある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の他に？　いったい何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単に言えば、魔力探知装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白カラットの襲撃を含め、これまで
私たちは敵の動向に対して常に受け身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赤・青・白カラットが発している強力な
魔力の発生地点を特定することができれば、
敵の動きを察知することが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っちから敵を探して奇襲できるように
なるん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の位置や動きがつかめるなら、かなり
有意義な装置だと言え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可能になる装置を作れると言う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論上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し、ここであなた方にお願いしなければ
ならないこと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なんとなく察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材料集め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必要な物は2つ。
ひとつは、魔力に強い反応を示す特殊な鉱物
“榴鉱石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ひとつは、その鉱物の組織を安定させる
“レリグ・イアスの鱗粉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入手が困難な代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もぜんぜん入手法に心当たり無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です。　確かに入手は困難ですが、
入手できる場所なら判明しています。
どちらも、この西部に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“ダスプ沼”に、レリグ・イアスの鱗粉
は“バルカド遺跡”に住む魔物から手に入る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場所が分かっているなら話は早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集めに行き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話の途中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にある榴鉱石については、熾天少女
であるあなた方なら魔物を排除しながら
たどり着くことができ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問題はバルカド遺跡のレリグ・イアス
という魔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非常に警戒心が高く、人前に姿を現す
ことは稀だと聞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らみつぶしに遺跡中を探せば、きっと
見つか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はそれだけで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バルカド遺跡に入るためには、
とある種族の集落を通らなければ
な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何か問題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のところ、私もその種族について詳しく
知らないのです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非常に危険”な種族なのだ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では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の姿をしているとか、していない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よく分か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その非常に危険な種族の集落を
抜けないことには、バルカド遺跡に入ることは
でき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まで危険なのか分から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行ってみるしかない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きっとなんとかなる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　それでは、魔力探知装置の製作に
必要な材料であ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榴鉱石”と“レリグ・イアスの鱗粉”を入手しに
向か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ダスプ沼とバルカド遺跡は、ルージー遺跡へ
　続く公道を北へ進めば着く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し、バルカド遺跡は森の奥深くにある。
　その途中に例の危険種族の集落がある
　とのこ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十分に注意して進んで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準備が整ったら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吹っ飛ばされた衛兵だ。　その距離は
2000メートルを軽く超え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が500メートルほど吹っ飛ばされ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0T13:26:06+01:00</meta:creation-date>
    <dc:date>2019-11-10T13:26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